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163cm"/>
    </style:style>
    <style:style style:name="P1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y use ROS?</text:p>
          </draw:text-box>
        </draw:frame>
        <draw:frame presentation:style-name="pr2" draw:text-style-name="P1" draw:layer="layout" svg:width="24.639cm" svg:height="12.179cm" svg:x="1.4cm" svg:y="4.914cm" presentation:class="subtitle">
          <draw:text-box>
            <text:list text:style-name="L2">
              <text:list-item>
                <text:p text:style-name="P1">“universal” robot programming style</text:p>
              </text:list-item>
              <text:list-item>
                <text:p text:style-name="P1">Promotes software re-use for robotics</text:p>
              </text:list-item>
              <text:list-item>
                <text:p text:style-name="P1">Facilitates modular programming via loosely-coupled “nodes”</text:p>
              </text:list-item>
              <text:list-item>
                <text:p text:style-name="P1">Growing support for ROS device drivers (cameras, lidars, joysticks, displays, actuators, robots, …)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2.163cm" svg:x="1.401cm" svg:y="0.237cm" presentation:class="title" presentation:user-transformed="true">
          <draw:text-box>
            <text:p>ROS concepts:</text:p>
          </draw:text-box>
        </draw:frame>
        <draw:frame presentation:style-name="pr2" draw:text-style-name="P1" draw:layer="layout" svg:width="24.639cm" svg:height="17.725cm" svg:x="1.4cm" svg:y="2.141cm" presentation:class="subtitle" presentation:user-transformed="true">
          <draw:text-box>
            <text:list text:style-name="L2">
              <text:list-item>
                <text:p text:style-name="P1">A ROS “package”</text:p>
                <text:list>
                  <text:list-item>
                    <text:list>
                      <text:list-item>
                        <text:p text:style-name="P1">As node, library, message type, …</text:p>
                      </text:list-item>
                      <text:list-item>
                        <text:p text:style-name="P1">May be re-used; incorporated into a new node, or run as its own node</text:p>
                      </text:list-item>
                    </text:list>
                  </text:list-item>
                </text:list>
              </text:list-item>
              <text:list-item>
                <text:p text:style-name="P1">A ROS “node”: </text:p>
                <text:list>
                  <text:list-item>
                    <text:p text:style-name="P1">Runs independently, concurrent, asynchronous, may have its own loop timing, communicates with other nodes via ROS comm techniques</text:p>
                  </text:list-item>
                </text:list>
              </text:list-item>
              <text:list-item>
                <text:p text:style-name="P1">ROS communications: serialized network comms; publish/subscribe; services; action servers; parameter server; ROS tools (rviz, point selection, interactive markers, rosbag, rostopic, rqt_conso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473cm" svg:x="1.401cm" svg:y="-0.418cm" presentation:class="title" presentation:user-transformed="true">
          <draw:text-box>
            <text:p>Interfacing your robot system to ROS:</text:p>
          </draw:text-box>
        </draw:frame>
        <draw:frame presentation:style-name="pr2" draw:text-style-name="P1" draw:layer="layout" svg:width="24.639cm" svg:height="15.193cm" svg:x="1.4cm" svg:y="3.407cm" presentation:class="subtitle" presentation:user-transformed="true">
          <draw:text-box>
            <text:list text:style-name="L2">
              <text:list-item>
                <text:p text:style-name="P1">Node to publish all joint-state values: positions, velocities, (accelerations)</text:p>
              </text:list-item>
              <text:list-item>
                <text:p text:style-name="P1">Node(s) to publish sensor values:</text:p>
                <text:list>
                  <text:list-item>
                    <text:list>
                      <text:list-item>
                        <text:p text:style-name="P1">Cameras, LIDARS</text:p>
                      </text:list-item>
                      <text:list-item>
                        <text:p text:style-name="P1">Force/torque sensors, IMUs, </text:p>
                      </text:list-item>
                      <text:list-item>
                        <text:p text:style-name="P1">Any other sensors</text:p>
                      </text:list-item>
                    </text:list>
                  </text:list-item>
                </text:list>
              </text:list-item>
              <text:list-item>
                <text:p text:style-name="P1">Node to accept and relay robot joint commands</text:p>
                <text:list>
                  <text:list-item>
                    <text:p text:style-name="P1">May be higher-level trajectory;</text:p>
                  </text:list-item>
                  <text:list-item>
                    <text:p text:style-name="P1">May be low-level joint-angle commands</text:p>
                  </text:list-item>
                  <text:list-item>
                    <text:p text:style-name="P1">May be low-level vels, trqs, …</text:p>
                  </text:list-item>
                </text:list>
              </text:list-item>
              <text:list-item>
                <text:p text:style-name="P1">Result: topics robot_cmd (publish to this) and robot_state (subscribe to thi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2.163cm" svg:x="1.401cm" svg:y="0.837cm" presentation:class="title" presentation:user-transformed="true">
          <draw:text-box>
            <text:p>Example: ROS-industrial</text:p>
          </draw:text-box>
        </draw:frame>
        <draw:frame presentation:style-name="pr2" draw:text-style-name="P1" draw:layer="layout" svg:width="24.639cm" svg:height="15.415cm" svg:x="1.561cm" svg:y="3.983cm" presentation:class="subtitle" presentation:user-transformed="true">
          <draw:text-box>
            <text:list text:style-name="L2">
              <text:list-item>
                <text:p text:style-name="P1"><text:span text:style-name="T1">Run two ROS “bridge” nodes on ROS host</text:span></text:p>
              </text:list-item>
              <text:list-item>
                <text:p text:style-name="P1"><text:span text:style-name="T1">Run two “server nodes (in native robot language) on robot controller</text:span></text:p>
              </text:list-item>
              <text:list-item>
                <text:p text:style-name="P1"><text:span text:style-name="T1">Robot-state nodes: robot controller publishes updates of state as network packets (via Unix sockets); ROS node is socket client, receives data, republishes on ROS topic as ROS message</text:span></text:p>
              </text:list-item>
              <text:list-item>
                <text:p text:style-name="P1"><text:span text:style-name="T1">Robot-command nodes: socket server on robot controller accepts trajectories (specified format); ROS bridge node subscribes to robot_cmd topic (ROS messages) and re-transmits via TCP/IP as socket client to robot command socket server on robot controller</text:span></text:p>
              </text:list-item>
              <text:list-item>
                <text:p text:style-name="P1"><text:span text:style-name="T1">With these nodes running, robot behaves as a ROS-compliant robo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yatt Newman</meta:initial-creator>
    <meta:creation-date>2015-05-18T13:54:10</meta:creation-date>
    <dc:date>2015-05-18T14:36:02</dc:date>
    <dc:creator>Wyatt Newman</dc:creator>
    <meta:editing-duration>PT28M33S</meta:editing-duration>
    <meta:editing-cycles>7</meta:editing-cycles>
    <meta:generator>LibreOffice/3.5$Linux_X86_64 LibreOffice_project/350m1$Build-2</meta:generator>
    <meta:document-statistic meta:object-count="37"/>
  </office:meta>
</office:document-meta>
</file>